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5"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2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officeooo:rsid="002acd67"/>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acd67" style:font-weight-asian="normal" style:font-weight-complex="normal"/>
    </style:style>
    <style:style style:name="T8" style:family="text">
      <style:text-properties style:font-name="CenturyExpanded" fo:font-weight="normal" officeooo:rsid="002c695d" style:font-weight-asian="normal" style:font-weight-complex="normal"/>
    </style:style>
    <style:style style:name="T9" style:family="text">
      <style:text-properties style:font-name="CenturyExpanded" officeooo:rsid="002ac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5">Hello, I am Isaac, the founder of the Valency Exchange. Thank you for giving me the opportunity to present our groundbreaking platform that aims to not just revolutionise the cryptocurrency exchange landscape, but the entire cryptocurrency industry.</text:p>
      <text:p text:style-name="P5">We are laser-focused on trust, transparency, and security, leveraging cutting-edge technologies to offer a trading experience that is unparalleled in the market today.</text:p>
      <text:p text:style-name="P3"/>
      <text:p text:style-name="P3"/>
      <text:p text:style-name="P2">Problem Statement</text:p>
      <text:p text:style-name="P6">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4"/>
      <text:p text:style-name="P4"/>
      <text:p text:style-name="P2">Solution</text:p>
      <text:p text:style-name="P7">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7"/>
      <text:p text:style-name="P8">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8"/>
      <text:p text:style-name="P9">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0">In this example, Joe is a human, and humans (as we have seen with companies like FTX), can do some Bad, bad things. What if Joe just took both assets and ran?</text:p>
      <text:p text:style-name="P10">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0"/>
      <text:p text:style-name="P10">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13"><text:soft-page-break/></text:p>
      <text:p text:style-name="P13"/>
      <text:p text:style-name="P24">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14"/>
      <text:p text:style-name="P14"/>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2"/>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2">We operate on a commission-based model, taking a small fee from each transaction. We also offer premium features like advanced analytics and trading bots for a subscription fee.</text:p>
      <text:p text:style-name="P21"/>
      <text:p text:style-name="P23">Traction</text:p>
      <text:p text:style-name="P23"><text:span text:style-name="T9">Partnered with the Valency Network:</text:span><text:span text:style-name="T6"> </text:span><text:span text:style-name="T8">T</text:span><text:span text:style-name="T6">his is the network that the smart-contracts will run on… It is a decentralised network run by a non-profit foundation </text:span><text:span text:style-name="T8">overseen by myself (I am the current sole developer of the network)</text:span><text:span text:style-name="T6">, ensuring proper governance.</text:span></text:p>
      <text:p text:style-name="P21"/>
      <text:p text:style-name="P2">Funding</text:p>
      <text:p text:style-name="P2"/>
      <text:p text:style-name="P2"><text:soft-page-break/></text:p>
      <text:p text:style-name="P2">Conclusio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6T13:22:22.686250828</dc:date>
    <meta:editing-duration>PT3H2M13S</meta:editing-duration>
    <meta:editing-cycles>18</meta:editing-cycles>
    <meta:generator>LibreOffice/7.5.2.2$Linux_X86_64 LibreOffice_project/50$Build-2</meta:generator>
    <meta:document-statistic meta:table-count="0" meta:image-count="0" meta:object-count="0" meta:page-count="3" meta:paragraph-count="35" meta:word-count="832" meta:character-count="5340" meta:non-whitespace-character-count="4541"/>
  </office:meta>
</office:document-meta>
</file>